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language="pl" fo:country="PL"/>
    </style:style>
    <style:style style:name="P2" style:parent-style-name="Standard" style:family="paragraph">
      <style:text-properties fo:language="pl" fo:country="PL"/>
    </style:style>
    <style:style style:name="P3" style:parent-style-name="Standard" style:family="paragraph">
      <style:text-properties fo:language="pl" fo:country="PL"/>
    </style:style>
    <style:style style:name="P4" style:parent-style-name="Standard" style:family="paragraph">
      <style:text-properties fo:language="pl" fo:country="PL"/>
    </style:style>
    <style:style style:name="P5" style:parent-style-name="Standard" style:family="paragraph">
      <style:text-properties fo:language="pl" fo:country="PL"/>
    </style:style>
    <style:style style:name="P6" style:parent-style-name="Standard" style:family="paragraph">
      <style:text-properties fo:language="pl" fo:country="PL"/>
    </style:style>
    <style:style style:name="P7" style:parent-style-name="Standard" style:family="paragraph">
      <style:paragraph-properties fo:text-align="justify"/>
    </style:style>
    <style:style style:name="T8" style:parent-style-name="Domyślnaczcionkaakapitu" style:family="text">
      <style:text-properties fo:language="pl" fo:country="PL"/>
    </style:style>
    <style:style style:name="T9" style:parent-style-name="Domyślnaczcionkaakapitu" style:family="text">
      <style:text-properties fo:language="pl" fo:country="PL"/>
    </style:style>
    <style:style style:name="T10" style:parent-style-name="Domyślnaczcionkaakapitu" style:family="text">
      <style:text-properties fo:language="pl" fo:country="PL"/>
    </style:style>
    <style:style style:name="P11" style:parent-style-name="Standard" style:family="paragraph">
      <style:text-properties fo:language="pl" fo:country="PL"/>
    </style:style>
    <style:style style:name="P12" style:parent-style-name="Standard" style:family="paragraph">
      <style:text-properties fo:language="pl" fo:country="PL"/>
    </style:style>
    <style:style style:name="P13" style:parent-style-name="Standard" style:family="paragraph">
      <style:text-properties fo:language="pl" fo:country="PL"/>
    </style:style>
    <style:style style:name="P14" style:parent-style-name="Standard" style:family="paragraph">
      <style:paragraph-properties fo:text-align="justify"/>
      <style:text-properties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paragraph-properties fo:text-align="justify"/>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paragraph-properties fo:text-align="justify"/>
      <style:text-properties fo:language="pl" fo:country="PL"/>
    </style:style>
    <style:style style:name="P28" style:parent-style-name="Standard" style:family="paragraph">
      <style:paragraph-properties fo:text-align="justify"/>
      <style:text-properties fo:language="pl" fo:country="PL"/>
    </style:style>
    <style:style style:name="P29" style:parent-style-name="Standard" style:family="paragraph">
      <style:paragraph-properties fo:text-align="justify"/>
      <style:text-properties fo:language="pl" fo:country="PL"/>
    </style:style>
    <style:style style:name="P30" style:parent-style-name="Standard" style:family="paragraph">
      <style:paragraph-properties fo:text-align="justify"/>
      <style:text-properties fo:language="pl" fo:country="PL"/>
    </style:style>
    <style:style style:name="P31" style:parent-style-name="Standard" style:family="paragraph">
      <style:paragraph-properties fo:text-align="justify"/>
      <style:text-properties fo:language="pl" fo:country="PL"/>
    </style:style>
    <style:style style:name="P32" style:parent-style-name="Standard" style:family="paragraph">
      <style:paragraph-properties fo:text-align="justify"/>
      <style:text-properties fo:language="pl" fo:country="PL"/>
    </style:style>
    <style:style style:name="P33" style:parent-style-name="Standard" style:family="paragraph">
      <style:paragraph-properties fo:text-align="justify"/>
      <style:text-properties fo:language="pl" fo:country="PL"/>
    </style:style>
    <style:style style:name="P34" style:parent-style-name="Standard" style:family="paragraph">
      <style:paragraph-properties fo:text-align="justify"/>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paragraph-properties fo:text-align="justify"/>
      <style:text-properties fo:language="pl" fo:country="PL"/>
    </style:style>
    <style:style style:name="P40" style:parent-style-name="Standard" style:family="paragraph">
      <style:text-properties fo:language="pl" fo:country="PL"/>
    </style:style>
    <style:style style:name="P41" style:parent-style-name="Standard" style:family="paragraph">
      <style:paragraph-properties fo:text-align="justify"/>
      <style:text-properties fo:language="pl" fo:country="PL"/>
    </style:style>
    <style:style style:name="P42" style:parent-style-name="Standard" style:list-style-name="LFO1" style:family="paragraph">
      <style:paragraph-properties fo:text-align="justify"/>
      <style:text-properties fo:language="pl" fo:country="PL"/>
    </style:style>
    <style:style style:name="P43" style:parent-style-name="Standard" style:list-style-name="LFO1" style:family="paragraph">
      <style:paragraph-properties fo:text-align="justify"/>
      <style:text-properties fo:language="pl" fo:country="PL"/>
    </style:style>
    <style:style style:name="P44" style:parent-style-name="Standard" style:family="paragraph">
      <style:paragraph-properties fo:text-align="justify"/>
      <style:text-properties fo:language="pl" fo:country="PL"/>
    </style:style>
    <style:style style:name="P45" style:parent-style-name="Standard" style:family="paragraph">
      <style:paragraph-properties fo:text-align="justify"/>
      <style:text-properties fo:language="pl" fo:country="PL"/>
    </style:style>
    <style:style style:name="P46" style:parent-style-name="Standard" style:family="paragraph">
      <style:paragraph-properties fo:text-align="justify"/>
      <style:text-properties fo:language="pl" fo:country="PL"/>
    </style:style>
    <style:style style:name="P47" style:parent-style-name="Standard" style:family="paragraph">
      <style:paragraph-properties fo:text-align="justify"/>
      <style:text-properties fo:language="pl" fo:country="PL"/>
    </style:style>
    <style:style style:name="P48" style:parent-style-name="Standard" style:family="paragraph">
      <style:paragraph-properties fo:text-align="justify"/>
      <style:text-properties fo:language="pl" fo:country="PL"/>
    </style:style>
    <style:style style:name="P49" style:parent-style-name="Standard" style:family="paragraph">
      <style:paragraph-properties fo:text-align="justify"/>
      <style:text-properties fo:language="pl" fo:country="PL"/>
    </style:style>
    <style:style style:name="P50" style:parent-style-name="Standard" style:family="paragraph">
      <style:paragraph-properties fo:text-align="justify"/>
      <style:text-properties fo:language="pl" fo:country="PL"/>
    </style:style>
    <style:style style:name="P51" style:parent-style-name="Standard" style:family="paragraph">
      <style:paragraph-properties fo:text-align="justify"/>
      <style:text-properties fo:language="pl" fo:country="PL"/>
    </style:style>
    <style:style style:name="P52" style:parent-style-name="Standard" style:list-style-name="LFO2" style:family="paragraph">
      <style:paragraph-properties fo:text-align="justify"/>
      <style:text-properties fo:language="pl" fo:country="PL"/>
    </style:style>
    <style:style style:name="P53" style:parent-style-name="Standard" style:list-style-name="LFO2" style:family="paragraph">
      <style:paragraph-properties fo:text-align="justify"/>
      <style:text-properties fo:language="pl" fo:country="PL"/>
    </style:style>
    <style:style style:name="P54" style:parent-style-name="Standard" style:list-style-name="LFO2" style:family="paragraph">
      <style:paragraph-properties fo:text-align="justify"/>
      <style:text-properties fo:language="pl" fo:country="PL"/>
    </style:style>
    <style:style style:name="P55" style:parent-style-name="Standard" style:family="paragraph">
      <style:text-properties fo:language="pl" fo:country="PL"/>
    </style:style>
    <style:style style:name="P56" style:parent-style-name="Standard" style:family="paragraph">
      <style:text-properties fo:language="pl" fo:country="PL"/>
    </style:style>
    <style:style style:name="P57" style:parent-style-name="Standard" style:family="paragraph">
      <style:text-properties fo:language="pl" fo:country="PL"/>
    </style:style>
    <style:style style:name="P58" style:parent-style-name="Standard" style:family="paragraph">
      <style:text-properties fo:language="pl" fo:country="PL"/>
    </style:style>
    <style:style style:name="P59" style:parent-style-name="Standard" style:family="paragraph">
      <style:text-properties fo:language="pl" fo:country="PL"/>
    </style:style>
    <style:style style:name="T60" style:parent-style-name="Domyślnaczcionkaakapitu" style:family="text">
      <style:text-properties fo:language="pl" fo:country="PL"/>
    </style:style>
  </office:automatic-styles>
  <office:body>
    <office:text text:use-soft-page-breaks="true">
      <text:p text:style-name="P1">Projekt Scraper'a – Hurtownie danych</text:p>
      <text:p text:style-name="P2"/>
      <text:p text:style-name="P3">Członkowie projektu: Mikołaj Męderski, Krzysztof Kowalik, Tomasz Nowakowski.</text:p>
      <text:p text:style-name="P4"/>
      <text:p text:style-name="P5"/>
      <text:p text:style-name="P6">Celem projektu jest zaprojetowanie i stworzenie aplikacji<text:s/>pobierającej, konwertującej i zapisującej dane pobrane z wskazanej strony internetowej.</text:p>
      <text:p text:style-name="P7"><text:span text:style-name="T8">Docelową stroną internetową, z której scraper pobierze dane jest OTODOM (</text:span><text:a xlink:href="https://www.otodom.pl/" office:target-frame-name="_top" xlink:show="replace"><text:span text:style-name="T9">https://www.otodom.pl/</text:span></text:a><text:span text:style-name="T10"><text:s/>).</text:span></text:p>
      <text:p text:style-name="P11"/>
      <text:p text:style-name="P12">Ogólne informacje</text:p>
      <text:p text:style-name="P13"/>
      <text:p text:style-name="P14">Aplikacja<text:s/>ma za zadanie pobrać dane, przekonwertować je do czytelnego dla niej formatu i zapisać je w zdefiniowanej wcześniej bazie danych. Proces powinien być automatyczny, podzielony odpowiednio na 3 fazy. Faza pierwsza to pobranie interesujących użytkownika danych, w fazie drugiej dane pobrane w fazie pierwszej poddawane są obróbce i sprowadzane do stanu pozwalającego zapisać je do bazy danych, faza trzecia to eliminacja powtarzających sie danych oraz ich zapis do bazy danych. Aplikacja powinna generować raporty<text:s/>przy każdej fazie i zależności od preferencji użytkownika powinna wykonać cały cykl pracy i wygenerować końcowy raport, lub wykonywać następujące po sobie fazy tylko po uprzednim zatwierdzeniu ich przez użytkownika oraz generować raport przy końcu każdej fazy.</text:p>
      <text:p text:style-name="P15"/>
      <text:p text:style-name="P16"/>
      <text:p text:style-name="P17">Wymagania funkcjonalne.</text:p>
      <text:p text:style-name="P18">Opis ogólny.</text:p>
      <text:p text:style-name="P19"/>
      <text:p text:style-name="P20">Aplikacja powinna składać się z trzech modułów opisanych szczegółowo poniżej.</text:p>
      <text:p text:style-name="P21">Pierwszy moduł wybiera stronę internetową, z której to pobierze dane i przygotuje je do następnego kroku. Wygeneruje on też raport ile danych udało mu się pobrać. Drugi moduł podda pobrane dane obróbce w celu konwersji ich do docelowego formatu, dzięki któremu możliwe będzie wprowadzenie danych do bazy danych. Moduł wygeneruje również raport ile danych uległo konwersji. Trzeci moduł usunie powtarzające się dane i zapisze pozostałe dane w bazie danych oraz wygeneruje końcowy raport oraz zestawienie wszystkich trzech raportów.</text:p>
      <text:p text:style-name="P22"/>
      <text:p text:style-name="P23"/>
      <text:p text:style-name="P24"/>
      <text:p text:style-name="P25">Użyte technologie</text:p>
      <text:p text:style-name="P26"/>
      <text:p text:style-name="P27">Aplikacja została podzielona na trzy części technologiczne. Pierwsza z nich odpowiada za<text:s/>interfejs użytkownika. Druga jest częścią wykonawczą. Jest to API napisane przy użyciu języka C#. Odpowiada za pobieranie danych ze strony OTODOM, transformuje dane na docelowy format, oraz komunikuje się z bazą danych. Ostatnia - trzecia to sama baza danych.</text:p>
      <text:p text:style-name="P28"/>
      <text:p text:style-name="P29">Technologie użyte na froncie…</text:p>
      <text:p text:style-name="P30"/>
      <text:p text:style-name="P31">Technologie użyte w API</text:p>
      <text:p text:style-name="P32">Aplikacja została napisana w języku C# 6.0 i używa .NET Framework w wersji 4.6.1. Głowną technologia odpowiadającą za komunikacje miedzy interfejsem użytkownika, a API jest ASP.NET Web API w wersji 2.0. Jest to technologia, która używa protokołu http, a dane wysyłane są w formacie JSON. <text:s/>W celu wykonywania operacji scrappingu, użyta została paczka Html Agility Pack (HAP) w wersji 1.11.17. Pomaga ona wyciągać potrzebne dane z dokumentu HTML zawierającego kod strony OTODOM. Po udanej transformacji danych, są one zapisywane do pliku<text:s/>„.json”, w tym celu użyta<text:s/><text:soft-page-break/>została paczka Newtonsof.Json w wersji 12.0.3. Pomaga ona serializować, oraz deserializować obiekty języka C#. Ostatnią technologią użytą w tej części aplikacji jest paczka CsvHelper w wersji 12.2.2, która pozwala eksportować obiekty języka C# do plików<text:s/>„.csv.”</text:p>
      <text:p text:style-name="P33"/>
      <text:p text:style-name="P34">Technologie użyte w bazie danych…</text:p>
      <text:p text:style-name="P35"/>
      <text:p text:style-name="P36"/>
      <text:p text:style-name="P37">Dokładny opis modułów (to wszystko dopiero jak bedzie więcej funkcjonalności)</text:p>
      <text:p text:style-name="P38"/>
      <text:p text:style-name="P39">Moduł pierwszy - jest on odpowiedzialny za scrappowanie. Aktywowany jest po wysłaniu prośby przez interfejs użytkownika. Aby moduł mógł zadziałać poprawnie, wymagane jest podanie poprawnego adresu URL strony OTODOM, zawierającej wyniki wyszukiwania. Adres ten zapisywany jest jako pole w klasie scrappującej. Następnym krokiem jest wysłanie prośby do serwisu OTODOM, o kod źródłowy strony, do której prowadzi wcześniej wspomniany link URL. Po otrzymaniu odpowiedzi, kod ten przekazywany jest do modułu drugiego (opisanego niżej w tym dokumencie), w celu uzyskania linków URL do pojedynczych ofert, znajdujących się na stronie wyszukiwarki ogłoszeń. Po otrzymaniu listy linków, klasa scrappująca wysyła prośby o kody źródłowe konkretnych ogłoszeń. Próśb tych wysłanych jest tyle, ile ogłoszeń znajdowało się na stronie wyszukiwarki. Ostatnią funkcjonalnością tego modułu jest zapisanie otrzymanych wyników do plików tekstowych, znajdujących się w folderze C:\Users\USER\AppData\Local\Temp (gdzie USER to nazwa użytkownika komputera). Zapis ten odbywa się jedynie wtedy gdy użytkownik wybierze funkcje Extract. Podczas funkcji ETL nie zachodzi potrzeba zapisywania danych do zewnętrznych plików. Dane zapisane w plikach tekstowych mogą następnie zostać odczytane przez moduł drugi, podczas transformacji.</text:p>
      <text:p text:style-name="P40"/>
      <text:p text:style-name="P41">Moduł drugi - odpowiedzialny za transformacje.<text:s/>Posiada on dwie główne funkcjonalności:</text:p>
      <text:list text:style-name="LFO1" text:continue-numbering="true">
        <text:list-item>
          <text:p text:style-name="P42">Transformacje danych na format, który pozwala na zapis do bazy danych</text:p>
        </text:list-item>
        <text:list-item>
          <text:p text:style-name="P43">Wyciąganie adresów URL poszczególnych ogłoszeń zawartych na stronie wyszukiwani serwisu OTODOM.<text:s/></text:p>
        </text:list-item>
      </text:list>
      <text:p text:style-name="P44">Pierwsza funkcjonalność działa na dwa sposoby, w zależności od ścieżki która wybrał użytkownik. Jeśli wybrana została ścieżka pojedynczych kroków (osobno Extract, osobno Transform i osobno Load) wtedy dane potrzebne do transformacji (kod HTML ogłoszeń) odczytywany jest z plików powstałych podczas działania modułu pierwszego.<text:s/>Jeśli wybrana została ścieżka automatyczna (wszystkie kroki ETL wykonywane są jeden po drugim, bez ingerencji użytkownika) dane do transformacji przekazywane są bezpośrednio z poprzedniego modułu.<text:s/></text:p>
      <text:p text:style-name="P45">Gdy moduł ma już dostęp do danych, kod<text:s/>źródłowy<text:s/>ogłoszeń jest odczytywany przez Html Agility Pack, a następnie wyciągane są z niego części kodu odpowiedzialne za część tytułową ogłoszenia, oraz część posiadającą dane szczegółowe (np. rodzaj ogrzewania, rok budowy budynku). Te dwie sekcje są następnie przekazywane do funkcji odpowiedzialnej za wyciągnięcie konkretnych wartości liczbowych, bądź informacji tekstowych i stworzenie obiektu C#, posiadającego interesujące nas pola.<text:s/></text:p>
      <text:p text:style-name="P46">Kończąc swe działanie, na podstawie ścieżki wybranej przez<text:s/>użytkownika<text:s/>moduł zapisuje dane po transformacji, jeśli użytkownik wybrał ścieżkę pojedynczych kroków. Dane zapisywane są w pliku o formacie „.json”.</text:p>
      <text:p text:style-name="P47">Druga funkcjonalność wykorzystywana jest przez moduł pierwszy. Funkcja otrzymuje kod źródłowy strony, na której wylistowane są ogłoszenia. Następnie tworzy listę pojedynczych ogłoszeń i z każdego ogłoszenia wyciąga jego adres URL. Lista adresów zwracana jest do modułu pierwszego.</text:p>
      <text:p text:style-name="P48"/>
      <text:p text:style-name="P49">Moduł trzeci - odpowiedzialny za komunikacje z bazą danych.</text:p>
      <text:p text:style-name="P50"/>
      <text:p text:style-name="P51">Moduł pomocniczy - wykonuje on operacje nie związane z procesem ETL. Zawiera on<text:s/></text:p>
      <text:list text:style-name="LFO2" text:continue-numbering="true">
        <text:list-item>
          <text:p text:style-name="P52">Eksport danych do pliku o formacie „.csv”</text:p>
        </text:list-item>
        <text:list-item>
          <text:p text:style-name="P53">Eksport pojedynczego ogłoszenia do pliku o formacie „.txt”</text:p>
        </text:list-item>
        <text:list-item>
          <text:p text:style-name="P54">Usuwanie plików powstałych podczas<text:s/>procesu ETL.</text:p>
        </text:list-item>
      </text:list>
      <text:p text:style-name="P55"/>
      <text:p text:style-name="P56">+ zrobie diagram przejść uml dla kolejnych kroków</text:p>
      <text:p text:style-name="P57">+ jakieś obrazki jeszcze się wklei</text:p>
      <text:p text:style-name="P58">- dużo tego nie bedzie, estymacja to około 5-6 stron przy dobrych wiatrach</text:p>
      <text:p text:style-name="P59"/>
      <text:p text:style-name="Standard"><text:span text:style-name="T60">Dołącze jeszcze przykładową dokumentacje do wzoru.</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kołaj Męderski</dc:creator>
    <meta:creation-date>2009-04-16T11:32:00Z</meta:creation-date>
    <dc:date>2019-12-31T11:48:00Z</dc:date>
    <meta:template xlink:href="Normal.dotm" xlink:type="simple"/>
    <meta:editing-cycles>15</meta:editing-cycles>
    <meta:editing-duration>PT11940S</meta:editing-duration>
    <meta:user-defined meta:name="Info 1"/>
    <meta:user-defined meta:name="Info 2"/>
    <meta:user-defined meta:name="Info 3"/>
    <meta:user-defined meta:name="Info 4"/>
    <meta:document-statistic meta:page-count="3" meta:paragraph-count="13" meta:word-count="968" meta:character-count="6766" meta:row-count="48" meta:non-whitespace-character-count="5811"/>
  </office:meta>
</office:document-meta>
</file>